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paragraph-properties fo:break-before="page"/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2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loext:opacity="100%" style:font-name="DejaVu Sans Mono" fo:font-size="12pt" fo:language="en" fo:country="US" officeooo:paragraph-rsid="00476c53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loext:opacity="100%" style:font-name="DejaVu Sans Mono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loext:opacity="100%" style:font-name="DejaVu Sans Mono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loext:opacity="100%" style:font-name="DejaVu Sans Mono" fo:font-size="12pt" fo:language="en" fo:country="US" officeooo:rsid="004803bf" officeooo:paragraph-rsid="004803bf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loext:opacity="100%" style:font-name="DejaVu Sans Mono" fo:font-size="12pt" fo:language="en" fo:country="US" officeooo:rsid="004803bf" officeooo:paragraph-rsid="00496848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loext:opacity="100%" style:font-name="DejaVu Sans Mono" fo:font-size="12pt" fo:language="en" fo:country="US" officeooo:rsid="004803bf" officeooo:paragraph-rsid="004aa0d9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loext:opacity="100%" style:font-name="DejaVu Sans Mono" fo:font-size="12pt" fo:language="en" fo:country="US" officeooo:rsid="004803bf" officeooo:paragraph-rsid="004bd59f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loext:opacity="100%" style:font-name="DejaVu Sans Mono" fo:font-size="12pt" fo:language="en" fo:country="US" officeooo:rsid="004aa0d9" officeooo:paragraph-rsid="004aa0d9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fo:color="#000000" loext:opacity="100%" style:font-name="DejaVu Sans Mono" fo:font-size="12pt" fo:language="en" fo:country="US" officeooo:rsid="004aa0d9" officeooo:paragraph-rsid="004b1d86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text-properties fo:color="#000000" loext:opacity="100%" style:font-name="DejaVu Sans Mono" fo:font-size="12pt" fo:language="en" fo:country="US" officeooo:rsid="004aa0d9" officeooo:paragraph-rsid="004bd59f" style:letter-kerning="true" style:font-name-asian="Times New Roman1" style:font-size-asian="12pt" style:language-asian="ar" style:country-asian="SA"/>
    </style:style>
    <style:style style:name="P15" style:family="paragraph" style:parent-style-name="Standard">
      <style:text-properties fo:color="#000000" loext:opacity="100%" style:font-name="DejaVu Sans Mono" fo:font-size="12pt" fo:language="en" fo:country="US" officeooo:rsid="004bd59f" officeooo:paragraph-rsid="004bd59f" style:letter-kerning="true" style:font-name-asian="Times New Roman1" style:font-size-asian="12pt" style:language-asian="ar" style:country-asian="SA"/>
    </style:style>
    <style:style style:name="P16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17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96848" style:letter-kerning="true" style:font-name-asian="Times New Roman1" style:font-size-asian="12pt" style:language-asian="ar" style:country-asian="SA" style:font-weight-asian="bold" style:font-weight-complex="bold"/>
    </style:style>
    <style:style style:name="P18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aa0d9" style:letter-kerning="true" style:font-name-asian="Times New Roman1" style:font-size-asian="12pt" style:language-asian="ar" style:country-asian="SA" style:font-weight-asian="bold" style:font-weight-complex="bold"/>
    </style:style>
    <style:style style:name="P19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0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aa0d9" officeooo:paragraph-rsid="004aa0d9" style:letter-kerning="true" style:font-name-asian="Times New Roman1" style:font-size-asian="12pt" style:language-asian="ar" style:country-asian="SA" style:font-weight-asian="bold" style:font-weight-complex="bold"/>
    </style:style>
    <style:style style:name="P21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aa0d9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2" style:family="paragraph" style:parent-style-name="Standard">
      <style:text-properties fo:color="#000000" loext:opacity="100%" style:font-name="DejaVu Sans Mono" fo:font-size="12pt" fo:language="en" fo:country="US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3" style:family="paragraph" style:parent-style-name="Standard">
      <style:text-properties fo:color="#000000" loext:opacity="100%" style:font-name="DejaVu Sans Mono" fo:font-size="12pt" fo:language="en" fo:country="US" fo:font-weight="bold" officeooo:paragraph-rsid="00496848" style:letter-kerning="true" style:font-name-asian="Times New Roman1" style:font-size-asian="12pt" style:language-asian="ar" style:country-asian="SA" style:font-weight-asian="bold" style:font-weight-complex="bold"/>
    </style:style>
    <style:style style:name="P24" style:family="paragraph" style:parent-style-name="Standard">
      <style:text-properties fo:color="#000000" loext:opacity="100%" style:font-name="DejaVu Sans Mono" fo:font-size="12pt" fo:language="en" fo:country="US" fo:font-weight="bold" officeooo:paragraph-rsid="004aa0d9" style:letter-kerning="true" style:font-name-asian="Times New Roman1" style:font-size-asian="12pt" style:language-asian="ar" style:country-asian="SA" style:font-weight-asian="bold" style:font-weight-complex="bold"/>
    </style:style>
    <style:style style:name="P25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803bf" style:letter-kerning="true" style:font-name-asian="Times New Roman1" style:font-size-asian="12pt" style:language-asian="ar" style:country-asian="SA" style:font-weight-asian="bold" style:font-weight-complex="bold"/>
    </style:style>
    <style:style style:name="P26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7" style:family="paragraph" style:parent-style-name="Standard">
      <style:text-properties fo:color="#000000" loext:opacity="100%" style:font-name="DejaVu Sans Mono" fo:font-size="12pt" fo:language="en" fo:country="US" fo:font-weight="bold" officeooo:rsid="004aa0d9" officeooo:paragraph-rsid="004aa0d9" style:letter-kerning="true" style:font-name-asian="Times New Roman1" style:font-size-asian="12pt" style:language-asian="ar" style:country-asian="SA" style:font-weight-asian="bold" style:font-weight-complex="bold"/>
    </style:style>
    <style:style style:name="P28" style:family="paragraph" style:parent-style-name="Standard">
      <style:text-properties fo:color="#000000" loext:opacity="100%" style:font-name="DejaVu Sans Mono" fo:font-size="12pt" fo:language="en" fo:country="US" fo:font-weight="bold" officeooo:rsid="004aa0d9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9" style:family="paragraph" style:parent-style-name="Standard">
      <style:text-properties fo:color="#000000" loext:opacity="100%" style:font-name="DejaVu Sans Mono" fo:font-size="12pt" fo:language="en" fo:country="US" fo:font-weight="bold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30" style:family="paragraph" style:parent-style-name="Standard" style:master-page-name="Standard">
      <style:paragraph-properties style:page-number="auto"/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31" style:family="paragraph" style:parent-style-name="Standard"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32" style:family="paragraph" style:parent-style-name="Standard">
      <style:text-properties fo:color="#000000" loext:opacity="100%" style:font-name="DejaVu Sans Mono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33" style:family="paragraph" style:parent-style-name="Standard">
      <style:text-properties fo:color="#000000" loext:opacity="100%" style:font-name="DejaVu Sans Mono" fo:font-size="12pt" fo:language="fi" fo:country="FI" fo:font-weight="bold" officeooo:rsid="00476c53" officeooo:paragraph-rsid="00476c53" style:letter-kerning="true" style:font-name-asian="Times New Roman1" style:font-size-asian="12pt" style:language-asian="ar" style:country-asian="SA" style:font-weight-asian="bold"/>
    </style:style>
    <style:style style:name="P34" style:family="paragraph" style:parent-style-name="Standard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P35" style:family="paragraph" style:parent-style-name="Standard">
      <style:text-properties officeooo:paragraph-rsid="004717ee"/>
    </style:style>
    <style:style style:name="P36" style:family="paragraph" style:parent-style-name="Standard">
      <style:text-properties style:font-name="DejaVu Sans Mono" fo:font-style="normal" style:text-underline-style="none" officeooo:rsid="004717ee" officeooo:paragraph-rsid="004717ee" style:font-style-asian="normal" style:font-style-complex="normal"/>
    </style:style>
    <style:style style:name="P37" style:family="paragraph" style:parent-style-name="Standard">
      <style:text-properties style:font-name="DejaVu Sans Mono" fo:font-style="normal" fo:font-weight="bold" officeooo:paragraph-rsid="004717ee" style:font-style-asian="normal" style:font-weight-asian="bold" style:font-style-complex="normal" style:font-weight-complex="bold"/>
    </style:style>
    <style:style style:name="P38" style:family="paragraph" style:parent-style-name="Standard">
      <style:text-properties style:font-name="DejaVu Sans Mono"/>
    </style:style>
    <style:style style:name="P39" style:family="paragraph" style:parent-style-name="Standard">
      <style:text-properties style:font-name="DejaVu Sans Mono" style:text-underline-style="none" officeooo:rsid="004717ee" officeooo:paragraph-rsid="004717ee"/>
    </style:style>
    <style:style style:name="P40" style:family="paragraph" style:parent-style-name="Standard">
      <style:text-properties style:font-name="DejaVu Sans Mono" officeooo:paragraph-rsid="004717ee"/>
    </style:style>
    <style:style style:name="P41" style:family="paragraph" style:parent-style-name="Standard">
      <style:text-properties style:font-name="DejaVu Sans Mono" officeooo:paragraph-rsid="00476c53"/>
    </style:style>
    <style:style style:name="P42" style:family="paragraph" style:parent-style-name="Standard">
      <style:text-properties style:font-name="DejaVu Sans Mono" officeooo:rsid="004717ee" officeooo:paragraph-rsid="004717ee"/>
    </style:style>
    <style:style style:name="P43" style:family="paragraph" style:parent-style-name="Standard">
      <style:text-properties style:font-name="DejaVu Sans Mono" officeooo:paragraph-rsid="003db831"/>
    </style:style>
    <style:style style:name="P44" style:family="paragraph" style:parent-style-name="Standard">
      <style:text-properties style:font-name="DejaVu Sans Mono" officeooo:paragraph-rsid="0044256d"/>
    </style:style>
    <style:style style:name="T1" style:family="text">
      <style:text-properties fo:color="#000000" loext:opacity="100%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loext:opacity="100%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3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4" style:family="text">
      <style:text-properties fo:color="#000000" loext:opacity="100%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5" style:family="text">
      <style:text-properties fo:color="#000000" loext:opacity="100%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6" style:family="text">
      <style:text-properties fo:color="#000000" loext:opacity="100%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7" style:family="text">
      <style:text-properties fo:color="#000000" loext:opacity="100%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8" style:family="text">
      <style:text-properties fo:color="#000000" loext:opacity="100%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9" style:family="text">
      <style:text-properties fo:color="#000000" loext:opacity="100%" fo:font-size="12pt" fo:language="en" fo:country="US" officeooo:rsid="004470c4" style:letter-kerning="true" style:font-name-asian="Times New Roman1" style:font-size-asian="12pt" style:language-asian="ar" style:country-asian="SA"/>
    </style:style>
    <style:style style:name="T10" style:family="text">
      <style:text-properties fo:color="#000000" loext:opacity="100%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11" style:family="text">
      <style:text-properties fo:color="#000000" loext:opacity="100%" fo:font-size="12pt" fo:language="en" fo:country="US" officeooo:rsid="004717ee" style:letter-kerning="true" style:font-name-asian="Times New Roman1" style:font-size-asian="12pt" style:language-asian="ar" style:country-asian="SA"/>
    </style:style>
    <style:style style:name="T12" style:family="text">
      <style:text-properties fo:color="#000000" loext:opacity="100%" fo:font-size="12pt" fo:language="en" fo:country="US" officeooo:rsid="0028a949" style:letter-kerning="true" style:font-name-asian="Times New Roman1" style:font-size-asian="12pt" style:language-asian="ar" style:country-asian="SA"/>
    </style:style>
    <style:style style:name="T13" style:family="text">
      <style:text-properties fo:color="#000000" loext:opacity="100%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4" style:family="text">
      <style:text-properties fo:color="#000000" loext:opacity="100%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15" style:family="text">
      <style:text-properties fo:color="#000000" loext:opacity="100%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6" style:family="text">
      <style:text-properties fo:color="#000000" loext:opacity="100%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17" style:family="text">
      <style:text-properties fo:color="#000000" loext:opacity="100%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18" style:family="text">
      <style:text-properties fo:color="#000000" loext:opacity="100%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19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20" style:family="text">
      <style:text-properties fo:color="#000000" loext:opacity="100%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21" style:family="text">
      <style:text-properties fo:color="#000000" loext:opacity="100%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2" style:family="text">
      <style:text-properties fo:color="#000000" loext:opacity="100%" fo:font-size="12pt" fo:language="en" fo:country="US" style:text-underline-style="solid" style:text-underline-width="auto" style:text-underline-color="font-color" officeooo:rsid="004470c4" style:letter-kerning="true" style:font-name-asian="Times New Roman1" style:font-size-asian="12pt" style:language-asian="ar" style:country-asian="SA"/>
    </style:style>
    <style:style style:name="T23" style:family="text">
      <style:text-properties fo:color="#000000" loext:opacity="100%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4" style:family="text">
      <style:text-properties fo:color="#000000" loext:opacity="100%" fo:font-size="12pt" fo:language="en" fo:country="US" style:text-underline-style="solid" style:text-underline-width="auto" style:text-underline-color="font-color" officeooo:rsid="001cb7b9" style:letter-kerning="true" style:font-name-asian="Times New Roman1" style:font-size-asian="12pt" style:language-asian="ar" style:country-asian="SA"/>
    </style:style>
    <style:style style:name="T25" style:family="text">
      <style:text-properties fo:color="#000000" loext:opacity="100%" fo:font-size="12pt" fo:language="en" fo:country="US" style:text-underline-style="solid" style:text-underline-width="auto" style:text-underline-color="font-color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6" style:family="text">
      <style:text-properties fo:color="#000000" loext:opacity="100%" fo:font-size="12pt" fo:language="en" fo:country="US" style:text-underline-style="solid" style:text-underline-width="auto" style:text-underline-color="font-color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27" style:family="text">
      <style:text-properties fo:color="#000000" loext:opacity="100%" fo:font-size="12pt" fo:language="en" fo:country="US" style:text-underline-style="solid" style:text-underline-width="auto" style:text-underline-color="font-color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8" style:family="text">
      <style:text-properties fo:color="#000000" loext:opacity="100%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9" style:family="text">
      <style:text-properties fo:color="#000000" loext:opacity="100%" fo:font-size="12pt" fo:language="en" fo:country="US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30" style:family="text">
      <style:text-properties fo:color="#000000" loext:opacity="100%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31" style:family="text">
      <style:text-properties fo:color="#000000" loext:opacity="100%" fo:font-size="12pt" fo:language="en" fo:country="US" fo:font-style="italic" style:text-underline-style="none" style:letter-kerning="true" style:font-name-asian="Times New Roman1" style:font-size-asian="12pt" style:language-asian="en" style:country-asian="US" style:font-style-asian="italic" style:font-style-complex="italic"/>
    </style:style>
    <style:style style:name="T32" style:family="text">
      <style:text-properties fo:color="#000000" loext:opacity="100%" fo:font-size="12pt" fo:language="en" fo:country="US" fo:font-style="italic" style:text-underline-style="solid" style:text-underline-width="auto" style:text-underline-color="font-color" style:letter-kerning="true" style:font-name-asian="Times New Roman1" style:font-size-asian="12pt" style:language-asian="ar" style:country-asian="SA" style:font-style-asian="italic" style:font-style-complex="italic"/>
    </style:style>
    <style:style style:name="T33" style:family="text">
      <style:text-properties fo:color="#000000" loext:opacity="100%" fo:font-size="12pt" fo:language="en" fo:country="US" fo:font-style="italic" style:text-underline-style="solid" style:text-underline-width="auto" style:text-underline-color="font-color" officeooo:rsid="004470c4" style:letter-kerning="true" style:font-name-asian="Times New Roman1" style:font-size-asian="12pt" style:language-asian="ar" style:country-asian="SA" style:font-style-asian="italic" style:font-style-complex="italic"/>
    </style:style>
    <style:style style:name="T34" style:family="text">
      <style:text-properties fo:color="#000000" loext:opacity="100%" fo:font-size="12pt" fo:language="en" fo:country="US" style:text-underline-style="none" fo:font-weight="bold" officeooo:rsid="001cb7b9" style:letter-kerning="true" style:font-name-asian="Times New Roman1" style:font-size-asian="12pt" style:language-asian="ar" style:country-asian="SA" style:font-weight-asian="bold" style:font-weight-complex="bold"/>
    </style:style>
    <style:style style:name="T35" style:family="text">
      <style:text-properties fo:color="#000000" loext:opacity="100%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6" style:family="text">
      <style:text-properties fo:color="#000000" loext:opacity="100%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37" style:family="text">
      <style:text-properties fo:color="#000000" loext:opacity="100%" fo:font-size="12pt" fo:language="en" fo:country="US" style:text-underline-style="none" style:letter-kerning="true" style:font-name-asian="Times New Roman1" style:font-size-asian="12pt" style:language-asian="en" style:country-asian="US"/>
    </style:style>
    <style:style style:name="T38" style:family="text">
      <style:text-properties fo:color="#000000" loext:opacity="100%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39" style:family="text">
      <style:text-properties fo:color="#000000" loext:opacity="100%" fo:font-size="12pt" fo:language="ar" fo:country="SA" officeooo:rsid="0034d577" style:letter-kerning="true" style:font-name-asian="Lohit Hindi" style:font-size-asian="12pt" style:language-asian="hi" style:country-asian="IN"/>
    </style:style>
    <style:style style:name="T40" style:family="text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T41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42" style:family="text">
      <style:text-properties fo:color="#000000" loext:opacity="100%" style:font-name="DejaVu Sans Mono" fo:font-size="12pt" fo:language="en" fo:country="US" officeooo:rsid="004803bf" style:letter-kerning="true" style:font-name-asian="Times New Roman1" style:font-size-asian="12pt" style:language-asian="ar" style:country-asian="SA"/>
    </style:style>
    <style:style style:name="T43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44" style:family="text">
      <style:text-properties fo:color="#000080" loext:opacity="100%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45" style:family="text">
      <style:text-properties fo:color="#000080" loext:opacity="100%" style:font-name="DejaVu Sans Mono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46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47" style:family="text">
      <style:text-properties style:text-position="super 58%" style:font-name-asian="Times New Roman1"/>
    </style:style>
    <style:style style:name="T48" style:family="text">
      <style:text-properties style:text-position="super 58%" style:font-name-asian="Times New Roman1" style:language-asian="ar" style:country-asian="SA"/>
    </style:style>
    <style:style style:name="T49" style:family="text">
      <style:text-properties officeooo:rsid="001e6dfd"/>
    </style:style>
    <style:style style:name="T50" style:family="text">
      <style:text-properties officeooo:rsid="001ef33b"/>
    </style:style>
    <style:style style:name="T51" style:family="text">
      <style:text-properties officeooo:rsid="00226e6c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text-underline-style="none" officeooo:rsid="00278c66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style:font-name-asian="Times New Roman1" style:language-asian="ar" style:country-asian="SA"/>
    </style:style>
    <style:style style:name="T56" style:family="text">
      <style:text-properties officeooo:rsid="003db831"/>
    </style:style>
    <style:style style:name="T57" style:family="text">
      <style:text-properties officeooo:rsid="00463d6e"/>
    </style:style>
    <style:style style:name="T58" style:family="text">
      <style:text-properties style:font-name="DejaVu Sans Mono" style:text-underline-style="none"/>
    </style:style>
    <style:style style:name="T59" style:family="text">
      <style:text-properties officeooo:rsid="004803bf"/>
    </style:style>
    <style:style style:name="T60" style:family="text">
      <style:text-properties officeooo:rsid="00496848"/>
    </style:style>
    <style:style style:name="T61" style:family="text">
      <style:text-properties officeooo:rsid="004aa0d9"/>
    </style:style>
    <style:style style:name="T62" style:family="text">
      <style:text-properties officeooo:rsid="004bd5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ero Juhani Keski-Valkama, MSc</text:p>
      <text:p text:style-name="P32">Hacker / Machine Learning Generalist / Innovator in Software</text:p>
      <text:p text:style-name="P33">20+ years of experience in software engineering, machine learning and leadership</text:p>
      <text:p text:style-name="P33"/>
      <text:p text:style-name="P31">tero.keski<text:span text:style-name="T57">v</text:span>alkama@<text:span text:style-name="T57">gmail.com</text:span></text:p>
      <text:p text:style-name="P2">+<text:span text:style-name="T49">41</text:span> <text:span text:style-name="T49">79 208 9540</text:span></text:p>
      <text:p text:style-name="P34"/>
      <text:p text:style-name="Standard"><text:span text:style-name="T40">Recommendations available in </text:span><text:a xlink:type="simple" xlink:href="https://fi.linkedin.com/in/terokeskivalkama" text:style-name="Internet_20_link" text:visited-style-name="Visited_20_Internet_20_Link"><text:span text:style-name="T45">LinkedIn</text:span></text:a><text:span text:style-name="T40">.</text:span></text:p>
      <text:p text:style-name="P34"/>
      <text:p text:style-name="P2">Degrees</text:p>
      <text:p text:style-name="P2"><text:tab/><text:span text:style-name="T54">Master of Science (technology)</text:span></text:p>
      <text:p text:style-name="P2"><text:tab/>Tampere University of Technology,</text:p>
      <text:p text:style-name="P2"><text:tab/>2008</text:p>
      <text:p text:style-name="P34"/>
      <text:p text:style-name="P2"><text:tab/>Major:</text:p>
      <text:p text:style-name="P2"><text:tab/> Software Engineering</text:p>
      <text:p text:style-name="P2"><text:tab/>Minor:</text:p>
      <text:p text:style-name="P2"><text:tab/> Technical Mathematics</text:p>
      <text:p text:style-name="P34"/>
      <text:p text:style-name="P2"><text:tab/>6 months of international studies:</text:p>
      <text:p text:style-name="P2"><text:tab/> Universiti Sains Malaysia</text:p>
      <text:p text:style-name="P34"/>
      <text:p text:style-name="P2">Postgraduate studies</text:p>
      <text:p text:style-name="P2"><text:tab/>Tampere University of Technology</text:p>
      <text:p text:style-name="P34"/>
      <text:p text:style-name="P2"><text:tab/>Subject:</text:p>
      <text:p text:style-name="P2"><text:tab/> Deep learning: Applying modern machine learning to industrial log anomaly detection</text:p>
      <text:p text:style-name="P34"/>
      <text:p text:style-name="P2"><text:tab/>Minors:</text:p>
      <text:p text:style-name="P2"><text:tab/> Learning systems</text:p>
      <text:p text:style-name="P2"><text:tab/> Signal processing</text:p>
      <text:p text:style-name="P16"/>
      <text:p text:style-name="P2">Publications</text:p>
      <text:p text:style-name="P2"><text:tab/>Master's thesis:</text:p>
      <text:p text:style-name="Standard"><text:span text:style-name="T4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46">"CARBOOK: A PLATFORM FOR MOBILE AUTOMOTIVE SERVICES"</text:span></text:a></text:p>
      <text:p text:style-name="P38"><text:span text:style-name="T44"><text:tab/></text:span><text:span text:style-name="T38">5 patents, 8+</text:span><text:span text:style-name="T39"> patent applications, several white papers, <text:tab/>scientific and corporate blog articles</text:span></text:p>
      <text:p text:style-name="P2"/>
      <text:p text:style-name="P2">Awards &amp; achievements</text:p>
      <text:p text:style-name="P38"><text:span text:style-name="T1"><text:tab/>1</text:span><text:span text:style-name="T47">st</text:span><text:span text:style-name="T1"> place in #IndustryHack / #CargoHack at #HackTheSea at <text:tab/><text:tab/><text:tab/>MacGregor, 2016</text:span></text:p>
      <text:p text:style-name="P38"><text:bookmark text:name="__DdeLink__207_1463925808"/><text:span text:style-name="T1"><text:tab/>3</text:span><text:span text:style-name="T48">rd</text:span><text:span text:style-name="T1"> place in #SpaceTyckiting @Futurice, 2016</text:span></text:p>
      <text:p text:style-name="P38"><text:span text:style-name="T1"><text:tab/>1</text:span><text:span text:style-name="T47">st</text:span><text:span text:style-name="T1"> place in #IndustryHack at #HackTheFactory at Fastems, 2015</text:span></text:p>
      <text:p text:style-name="P38"><text:bookmark text:name="__DdeLink__207_14639258081"/><text:span text:style-name="T1"><text:tab/>2</text:span><text:span text:style-name="T47">nd</text:span><text:span text:style-name="T1"> and final online round in Facebook Hacker Cup 2011 (placed <text:tab/><text:tab/>182th)</text:span></text:p>
      <text:p text:style-name="P2"><text:tab/>3 customer satisfaction awards (Nice-business Solutions Oy, <text:tab/><text:tab/>2009, 2010, 2011)</text:p>
      <text:p text:style-name="P38"><text:span text:style-name="T1"><text:tab/></text:span><text:span text:style-name="T2">13</text:span><text:span text:style-name="T1"> invention award</text:span><text:span text:style-name="T8">s (Elektrobit, HERE Technologies)</text:span></text:p>
      <text:p text:style-name="P34"/>
      <text:p text:style-name="P16"/>
      <text:p text:style-name="P1">Work experience</text:p>
      <text:p text:style-name="P3"/>
      <table:table table:name="Table1" table:style-name="Table1">
        <table:table-column table:style-name="Table1.A" table:number-columns-repeated="2"/>
        <table:table-row table:style-name="TableLine94131588586224">
          <table:table-cell table:style-name="Table1.A1" office:value-type="string">
            <text:p text:style-name="P39"><text:span text:style-name="T9">D</text:span><text:span text:style-name="T1">ay Jobs</text:span></text:p>
            <text:p text:style-name="P40"><text:span text:style-name="T22"/></text:p>
            <text:p text:style-name="P40"><text:span text:style-name="T26">HERE Technologies</text:span></text:p>
            <text:p text:style-name="P41"><text:span text:style-name="T29">Lead ML &amp; AI engineer</text:span></text:p>
            <text:p text:style-name="P41"><text:span text:style-name="T1">2018-0</text:span><text:span text:style-name="T10">7</text:span><text:span text:style-name="T1">-</text:span><text:span text:style-name="T10">01</text:span><text:span text:style-name="T1"> – </text:span><text:span text:style-name="T11">2022-04-30</text:span></text:p>
            <text:p text:style-name="P40"><text:span text:style-name="T12">Wollishofen, Zürich, Switzerland</text:span></text:p>
            <text:p text:style-name="P40"><text:span text:style-name="T10">AI and machine learning. </text:span><text:span text:style-name="T13">Deep reinforcement learning. </text:span><text:span text:style-name="T10">Geolocation, maps.</text:span></text:p>
            <text:p text:style-name="P3"/>
            <text:p text:style-name="P40"><text:span text:style-name="T25">Cybercom Finland Oy</text:span></text:p>
            <text:p text:style-name="P41"><text:span text:style-name="T28">Software architect, advisory consultant, speaker, organizer</text:span></text:p>
            <text:p text:style-name="P41"><text:span text:style-name="T1">2012-12-03 – </text:span><text:span text:style-name="T14">2018-06-30</text:span></text:p>
            <text:p text:style-name="P40"><text:span text:style-name="T12">Tampere, Finland</text:span></text:p>
            <text:p text:style-name="P40"><text:span text:style-name="T1">Machine learning, blockchain, Machinebook, industrial processes, suomi.fi,</text:span></text:p>
            <text:p text:style-name="P40"><text:span text:style-name="T1">National Service Bus, web technologies, JavaEE, node.js, docker</text:span></text:p>
            <text:p text:style-name="P40"><text:span text:style-name="T55"/></text:p>
            <text:p text:style-name="P40"><text:span text:style-name="T25">Nice-business Solutions Oy</text:span></text:p>
            <text:p text:style-name="P41"><text:span text:style-name="T28">Technical architect</text:span></text:p>
            <text:p text:style-name="P41"><text:span text:style-name="T1">2009-07-22 – 2012-11-30</text:span></text:p>
            <text:p text:style-name="P40"><text:span text:style-name="T12">Tampere, Finland</text:span></text:p>
            <text:p text:style-name="P40"><text:span text:style-name="T1">Modern web technologies consulting, enterprise systems,</text:span></text:p>
            <text:p text:style-name="P40"><text:span text:style-name="T1">ScrumMaster, assistant project manager, sales support</text:span></text:p>
            <text:p text:style-name="P40"><text:span text:style-name="T31"/></text:p>
            <text:p text:style-name="P40"><text:span text:style-name="T25">Elektrobit Oyj / WS ETA System Engineering / </text:span><text:span text:style-name="T27">Technology Organization</text:span></text:p>
            <text:p text:style-name="P41"><text:span text:style-name="T28">Design engineer / </text:span><text:span text:style-name="T30">Research Engineer</text:span></text:p>
            <text:p text:style-name="P41"><text:span text:style-name="T1">2007-08-27 – 2009-07-22</text:span></text:p>
            <text:p text:style-name="P40"><text:span text:style-name="T12">Tampere, Finland</text:span></text:p>
            <text:p text:style-name="P40"><text:span text:style-name="T1">DSP software development and testing, Next generation internet infrastructure for context-sensitive services in car environment, Semantic Web</text:span></text:p>
            <text:p text:style-name="P3"/>
            <text:p text:style-name="P40"><text:span text:style-name="T25"/></text:p>
            <text:p text:style-name="P40"><text:span text:style-name="T25"/></text:p>
            <text:p text:style-name="P40"><text:span text:style-name="T25"/></text:p>
            <text:p text:style-name="P40"><text:span text:style-name="T25"/></text:p>
            <text:p text:style-name="P40"><text:span text:style-name="T25"/></text:p>
            <text:p text:style-name="P40"><text:soft-page-break/><text:span text:style-name="T25">Finnpos Systems Oy</text:span></text:p>
            <text:p text:style-name="P4"><text:span text:style-name="T54">Project manager</text:span></text:p>
            <text:p text:style-name="P4">2005-04-11 – 2006-11-24</text:p>
            <text:p text:style-name="P40"><text:span text:style-name="T12">Tampere, Finland</text:span></text:p>
            <text:p text:style-name="P40"><text:span text:style-name="T1">Project responsibility, scheduling, architectural design, and programming for the Finnpos F2 payment terminal,</text:span></text:p>
            <text:p text:style-name="P3">Linux kernel driver for LG USB touchscreen, VoIP system using Speex-codec.</text:p>
            <text:p text:style-name="P3"/>
            <text:p text:style-name="P3"><text:span text:style-name="T52">Finnish Air Force</text:span></text:p>
            <text:p text:style-name="P4"><text:span text:style-name="T54">Air Force Weather Corporal</text:span></text:p>
            <text:p text:style-name="P4"><text:span text:style-name="T53">2002-01-01 – 2003-01-01</text:span></text:p>
            <text:p text:style-name="P40"><text:span text:style-name="T12">Finland</text:span></text:p>
            <text:p text:style-name="P3">Military training, leadership training, squad leadership,</text:p>
            <text:p text:style-name="P3">flight weather observation, METAR/SYNOP weather data.</text:p>
          </table:table-cell>
          <table:table-cell table:style-name="Table1.B1" office:value-type="string">
            <text:p text:style-name="P36"><text:span text:style-name="T1">Side Hustles</text:span></text:p>
            <text:p text:style-name="P42"><text:span text:style-name="T32"/></text:p>
            <text:p text:style-name="P37"><text:span text:style-name="T21">Sentido Emotions Technologies Ltd </text:span><text:span text:style-name="T23">&amp;</text:span><text:span text:style-name="T21"> Sentido X-Tech Ltd</text:span></text:p>
            <text:p text:style-name="P40"><text:span text:style-name="T28">Chief Technology Officer (CTO), partner</text:span></text:p>
            <text:p text:style-name="P40"><text:span text:style-name="T1">2018-0</text:span><text:span text:style-name="T15">3</text:span><text:span text:style-name="T1">-</text:span><text:span text:style-name="T15">15</text:span><text:span text:style-name="T1"> – </text:span><text:span text:style-name="T16">2019-01-</text:span><text:span text:style-name="T17">11 </text:span><text:span text:style-name="T18">(part-time)</text:span></text:p>
            <text:p text:style-name="P40"><text:span text:style-name="T12">Finland</text:span></text:p>
            <text:p text:style-name="P40"><text:span text:style-name="T1">Systems and architectures, artificial intelligence, deep learning, signal processing, </text:span></text:p>
            <text:p text:style-name="P40"><text:span text:style-name="T1">embedded and mobile devices</text:span></text:p>
            <text:p text:style-name="P40"><text:span text:style-name="T1"/></text:p>
            <text:p text:style-name="P37"><text:span text:style-name="T24">AI Morning</text:span></text:p>
            <text:p text:style-name="P40"><text:span text:style-name="T34">Organizer</text:span></text:p>
            <text:p text:style-name="P40"><text:span text:style-name="T35">2017-10-01 – </text:span><text:span text:style-name="T36">2018-10-05 (part-time)</text:span></text:p>
            <text:p text:style-name="P40"><text:span text:style-name="T12">Tampere, Finland</text:span></text:p>
            <text:p text:style-name="P35"><text:span text:style-name="T43">Being one of the main organizers of AI Morning (</text:span><text:a xlink:type="simple" xlink:href="http://aimorning.fi/" text:style-name="Internet_20_link" text:visited-style-name="Visited_20_Internet_20_Link"><text:span text:style-name="T58">http://aimorning.fi</text:span></text:a><text:span text:style-name="T43">), with over 100 guests</text:span></text:p>
            <text:p text:style-name="P40"><text:span text:style-name="T35">in each event</text:span></text:p>
            <text:p text:style-name="P42"><text:span text:style-name="T33"/></text:p>
            <text:p text:style-name="P37"><text:span text:style-name="T21">Neter</text:span></text:p>
            <text:p text:style-name="P40"><text:span text:style-name="T28">Founder</text:span></text:p>
            <text:p text:style-name="P40"><text:span text:style-name="T1">2009-03-01 –</text:span><text:span text:style-name="T17"> (part-time)</text:span></text:p>
            <text:p text:style-name="P40"><text:span text:style-name="T12">Finland</text:span></text:p>
            <text:p text:style-name="P40"><text:span text:style-name="T1">Deep learning, modern web technologies consulting,</text:span></text:p>
            <text:p text:style-name="P40"><text:span text:style-name="T1">TensorFlow, node.js, Ionic, Phaser, Cordova</text:span></text:p>
            <text:p text:style-name="P40"><text:span text:style-name="T37"/></text:p>
            <text:p text:style-name="P19">Kurikan Kaupunki</text:p>
            <text:p text:style-name="P29">Information Technology Course Teacher</text:p>
            <text:p text:style-name="P10">2001-06-01 – 2001-06-30</text:p>
            <text:p text:style-name="P15">Kurikka, Finland</text:p>
            <text:p text:style-name="P10">Taught 10-14 year-old students Java programming and basics of computing.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9"><text:soft-page-break/>Kurikan Kaupunki</text:p>
            <text:p text:style-name="P29">Information Technology Course Teacher</text:p>
            <text:p text:style-name="P10">200<text:span text:style-name="T60">0</text:span>-06-01 – 200<text:span text:style-name="T60">0</text:span>-06-30</text:p>
            <text:p text:style-name="P15">Kurikka, Finland</text:p>
            <text:p text:style-name="P10">Taught 10-14 year-old students Java programming and basics of computing.</text:p>
            <text:p text:style-name="P10"/>
            <text:p text:style-name="P19">Kurikan Kaupunki</text:p>
            <text:p text:style-name="P29">Information Technology Course Teacher</text:p>
            <text:p text:style-name="P10"><text:span text:style-name="T61">1999</text:span>-06-01 – <text:span text:style-name="T61">1999</text:span>-06-30</text:p>
            <text:p text:style-name="P11"><text:span text:style-name="T62">Kurikka, Finland</text:span></text:p>
            <text:p text:style-name="P11">Taught 10-14 year-old students Java programming and basics of computing.</text:p>
            <text:p text:style-name="P10"><text:span text:style-name="T42"/></text:p>
            <text:p text:style-name="P19">Kurikan Ryhti</text:p>
            <text:p text:style-name="P26">Web Developer / 3D Video Modeller / Print Advertisement Design<text:span text:style-name="T61">er</text:span></text:p>
            <text:p text:style-name="P10">01-01-1999 – 01-01-2001</text:p>
            <text:p text:style-name="P11"><text:span text:style-name="T62">Kurikka, Finland</text:span></text:p>
            <text:p text:style-name="P11">Developed a web site and <text:span text:style-name="T61">video/print </text:span>ads.</text:p>
            <text:p text:style-name="P10"/>
            <text:p text:style-name="P21">Savela Vartiointi</text:p>
            <text:p text:style-name="P28"><text:span text:style-name="T59">Accounting Software Engineer</text:span></text:p>
            <text:p text:style-name="P13">01-01-1998 – 01-01-1999</text:p>
            <text:p text:style-name="P14"><text:span text:style-name="T62">Kurikka, Finland</text:span></text:p>
            <text:p text:style-name="P14">Accounting software customization. Database programming. Billing, accounting.</text:p>
          </table:table-cell>
        </table:table-row>
      </table:table>
      <text:p text:style-name="P34"/>
      <text:p text:style-name="P2"/>
      <text:p text:style-name="P1">Positions of trust</text:p>
      <text:p text:style-name="P5"><text:tab/><text:span text:style-name="T56">HERE Technologies: Patenting Mentor</text:span></text:p>
      <text:p text:style-name="P5"><text:tab/><text:span text:style-name="T56">2020 –</text:span></text:p>
      <text:p text:style-name="P43"><text:span text:style-name="T1"><text:tab/></text:span><text:span text:style-name="T19">HERE Technologies: </text:span><text:span text:style-name="T3">Machine Learning Competitions Organizer</text:span></text:p>
      <text:p text:style-name="P5"><text:tab/><text:span text:style-name="T56">2020 –</text:span></text:p>
      <text:p text:style-name="P43"><text:span text:style-name="T1"><text:tab/></text:span><text:span text:style-name="T19">HERE Technologies: </text:span><text:span text:style-name="T3">Site Representative, Switzerland</text:span></text:p>
      <text:p text:style-name="P5"><text:tab/><text:span text:style-name="T56">2020 –</text:span></text:p>
      <text:p text:style-name="P43"><text:span text:style-name="T1"><text:tab/>Coursera / Princeton University, Bitcoin and Cryptocurrency Technologies: </text:span><text:span text:style-name="T4">M</text:span><text:span text:style-name="T1">entor</text:span></text:p>
      <text:p text:style-name="P2"><text:tab/>2017 – <text:span text:style-name="T50">2018</text:span> </text:p>
      <text:p text:style-name="P2"><text:tab/>Cybercom Finland Oy, Machine Learning guild: Guildmaster</text:p>
      <text:p text:style-name="P2"><text:tab/>2016 – <text:span text:style-name="T50">2018</text:span></text:p>
      <text:p text:style-name="P38"><text:span text:style-name="T1"><text:tab/>Cybercom Finland Oy: Vice </text:span><text:span text:style-name="T5">R</text:span><text:span text:style-name="T1">epresentative of </text:span><text:span text:style-name="T5">E</text:span><text:span text:style-name="T1">mployees in the </text:span><text:span text:style-name="T5">C</text:span><text:span text:style-name="T1">orporate </text:span><text:span text:style-name="T5">B</text:span><text:span text:style-name="T1">oard</text:span></text:p>
      <text:p text:style-name="P2"><text:tab/>2015 – <text:span text:style-name="T50">2018</text:span></text:p>
      <text:p text:style-name="P38"><text:span text:style-name="T1"><text:tab/></text:span><text:span text:style-name="T20">Polyamoria – Tampere: Organizing monthly meet ups for ~160 members</text:span></text:p>
      <text:p text:style-name="P6"><text:tab/>2014 – <text:span text:style-name="T50">2018</text:span></text:p>
      <text:p text:style-name="P44"><text:span text:style-name="T1"><text:tab/></text:span><text:span text:style-name="T5">Condominium</text:span><text:span text:style-name="T1"> Malminkallio: Deputy </text:span><text:span text:style-name="T5">M</text:span><text:span text:style-name="T1">ember of the </text:span><text:span text:style-name="T5">B</text:span><text:span text:style-name="T1">oard</text:span></text:p>
      <text:p text:style-name="P2"><text:tab/>2011</text:p>
      <text:p text:style-name="P38"><text:span text:style-name="T1"><text:tab/>Roboteam: </text:span><text:span text:style-name="T6">V</text:span><text:span text:style-name="T1">ice </text:span><text:span text:style-name="T7">C</text:span><text:span text:style-name="T1">hairman</text:span></text:p>
      <text:p text:style-name="P2"><text:tab/>2005</text:p>
      <text:p text:style-name="P2"/>
      <text:p text:style-name="P2">Language skills</text:p>
      <text:p text:style-name="P2"><text:tab/>Finnish: mother tongue</text:p>
      <text:p text:style-name="P2"><text:tab/>English: fluent</text:p>
      <text:p text:style-name="P2"><text:tab/>Swedish: good</text:p>
      <text:p text:style-name="P2"><text:tab/>Japanese: basics</text:p>
      <text:p text:style-name="P2"><text:tab/><text:span text:style-name="T51">German: basics</text:span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o Keski-Valkama</meta:initial-creator>
    <meta:creation-date>2012-05-06T13:28:00</meta:creation-date>
    <dc:date>2022-04-02T15:59:41.054580225</dc:date>
    <meta:print-date>2012-05-06T13:10:00</meta:print-date>
    <meta:editing-duration>PT1H20M31S</meta:editing-duration>
    <meta:editing-cycles>53</meta:editing-cycles>
    <meta:generator>LibreOffice/7.2.5.2$Linux_X86_64 LibreOffice_project/20$Build-2</meta:generator>
    <meta:document-statistic meta:table-count="1" meta:image-count="0" meta:object-count="0" meta:page-count="4" meta:paragraph-count="139" meta:word-count="587" meta:character-count="4669" meta:non-whitespace-character-count="4135"/>
  </office:meta>
</office:document-meta>
</file>